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1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07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style:writing-mode="lr-tb"/>
      <style:text-properties style:font-name="Frutiger Light Condensed"/>
    </style:style>
    <style:style style:name="P6" style:family="paragraph">
      <style:paragraph-properties style:writing-mode="lr-tb"/>
      <style:text-properties fo:color="#c9211e" style:font-name="Frutiger Light Condensed"/>
    </style:style>
    <style:style style:name="P7" style:family="paragraph">
      <style:paragraph-properties fo:text-align="start" style:writing-mode="lr-tb"/>
    </style:style>
    <style:style style:name="P8" style:family="paragraph">
      <style:paragraph-properties fo:margin-top="0.5cm" fo:margin-bottom="0cm"/>
    </style:style>
    <style:style style:name="P9" style:family="paragraph">
      <style:paragraph-properties fo:margin-left="0cm" fo:margin-right="0cm" fo:margin-top="0.4cm" fo:margin-bottom="0cm" fo:line-height="100%" fo:text-indent="0cm"/>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fo:margin-top="0.4cm" fo:margin-bottom="0cm"/>
    </style:style>
    <style:style style:name="P12" style:family="paragraph">
      <loext:graphic-properties draw:fill-color="#ffffff"/>
      <style:paragraph-properties style:writing-mode="lr-tb"/>
      <style:text-properties fo:font-size="20pt"/>
    </style:style>
    <style:style style:name="P13" style:family="paragraph">
      <loext:graphic-properties draw:fill-color="#ffffff"/>
      <style:paragraph-properties style:writing-mode="lr-tb"/>
      <style:text-properties style:font-name="Frutiger Light Condensed"/>
    </style:style>
    <style:style style:name="P14" style:family="paragraph">
      <style:paragraph-properties fo:text-align="start" style:writing-mode="lr-tb"/>
      <style:text-properties style:font-name="Frutiger Light Condensed"/>
    </style:style>
    <style:style style:name="P15" style:family="paragraph">
      <style:paragraph-properties fo:text-align="start"/>
      <style:text-properties style:font-name="Frutiger Light Condensed"/>
    </style:style>
    <style:style style:name="P16" style:family="paragraph">
      <style:text-properties style:font-name="Frutiger Light Condensed"/>
    </style:style>
    <style:style style:name="P17" style:family="paragraph">
      <style:paragraph-properties style:writing-mode="lr-tb"/>
    </style:style>
    <style:style style:name="P18" style:family="paragraph">
      <loext:graphic-properties draw:fill="none" draw:fill-color="#ffffff"/>
      <style:paragraph-properties style:writing-mode="lr-tb"/>
      <style:text-properties fo:color="#c9211e" style:font-name="Frutiger Light Condensed"/>
    </style:style>
    <style:style style:name="P19" style:family="paragraph">
      <style:paragraph-properties fo:margin-top="0.5cm" fo:margin-bottom="0cm" style:writing-mode="lr-tb"/>
    </style:style>
    <style:style style:name="P20" style:family="paragraph">
      <style:paragraph-properties fo:margin-top="0.5cm" fo:margin-bottom="0cm" style:writing-mode="lr-tb"/>
      <style:text-properties style:font-name="Frutiger Light Condensed"/>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normal" style:font-weight-asian="normal" style:font-weight-complex="normal"/>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style:font-name="Frutiger Light Condensed" fo:font-size="10pt" fo:font-weight="normal" style:font-size-asian="10pt" style:font-weight-asian="normal" style:font-size-complex="10pt" style:font-weight-complex="normal"/>
    </style:style>
    <style:style style:name="T7" style:family="text">
      <style:text-properties style:font-name="Frutiger Light Condensed" fo:font-size="10pt" fo:font-weight="bold" style:font-size-asian="10pt" style:font-weight-asian="bold" style:font-size-complex="10pt" style:font-weight-complex="bold"/>
    </style:style>
    <style:style style:name="T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0" style:family="text">
      <style:text-properties style:font-name="Frutiger Light Condensed" fo:font-size="10pt" style:font-size-asian="10pt" style:font-size-complex="10pt"/>
    </style:style>
    <style:style style:name="T11" style:family="text">
      <style:text-properties style:font-name="Frutiger Light Condensed" fo:font-size="20pt" style:font-size-asian="20pt" style:font-size-complex="20pt"/>
    </style:style>
    <style:style style:name="T12" style:family="text">
      <style:text-properties fo:color="#c9211e" style:font-name="Frutiger Light Condensed" fo:font-weight="normal" style:font-weight-asian="normal" style:font-weight-complex="normal"/>
    </style:style>
    <style:style style:name="T13" style:family="text">
      <style:text-properties fo:color="#c9211e" style:font-name="Frutiger Light Condensed" fo:font-weight="bold" style:font-weight-asian="bold" style:font-weight-complex="bold"/>
    </style:style>
    <style:style style:name="T14" style:family="text">
      <style:text-properties fo:color="#c9211e"/>
    </style:style>
    <style:style style:name="T1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Computer image generation overview</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Example of computer generated image</text:span></text:p>
          </draw:text-box>
        </draw:frame>
        <draw:frame presentation:style-name="pr4" draw:text-style-name="P6"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7"><text:span text:style-name="T1">Goal of computer graphics</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8"><text:span text:style-name="T3">Computer graphics is solving a </text:span><text:span text:style-name="T4">problem of generating (synthesizing) images</text:span><text:span text:style-name="T3">.</text:span></text:p>
              </text:list-item>
              <text:list-item>
                <text:p><text:span text:style-name="T1">As in computer science, computer graphics problems are solved using </text:span><text:span text:style-name="T4">simulation and approximation.</text:span></text:p>
                <text:list>
                  <text:list-item>
                    <text:p><text:span text:style-name="T3">The complexity of real world objects and phenomena is simulated and approximated to achieve desired outcomes for specific application.</text:span></text:p>
                  </text:list-item>
                  <text:list-item>
                    <text:p><text:span text:style-name="T3">Computer graphics simulations and its results (generated image) are </text:span><text:span text:style-name="T4">discrete*</text:span><text:span text:style-name="T3">.</text:span></text:p>
                  </text:list-item>
                </text:list>
              </text:list-item>
            </text:list>
          </draw:text-box>
        </draw:frame>
        <draw:frame draw:style-name="gr2" draw:text-style-name="P10" draw:layer="layout" svg:width="27.432cm" svg:height="0.687cm" svg:x="0.254cm" svg:y="14.807cm">
          <draw:text-box>
            <text:p text:style-name="P9"><text:span text:style-name="T5">* For example </text:span><text:span text:style-name="T6">Computer generated image and display device are 2D array of </text:span><text:span text:style-name="T7">pixels</text:span><text:span text:style-name="T6"> – </text:span><text:span text:style-name="T7">raster</text:span><text:span text:style-name="T6"> graphics and display (grid of x and y coordinates on a display device).</text:span></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7"><text:span text:style-name="T1">Pillars of computer graph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11"><text:span text:style-name="T8">We need a description of a </text:span><text:span text:style-name="T9">3D scene</text:span><text:span text:style-name="T8"> which contains objects and phenomena we want to visualize</text:span></text:p>
                  </text:list-item>
                  <text:list-item>
                    <text:p><text:span text:style-name="T1">A way to transform a 3D scene into 2D array of pixels – </text:span><text:span text:style-name="T4">rendering</text:span></text:p>
                  </text:list-item>
                  <text:list-item>
                    <text:p><text:span text:style-name="T8">A way of storing </text:span><text:span text:style-name="T1">2D array of pixels for raster display – </text:span><text:span text:style-name="T4">imag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uter graphics R&amp;D is concerned with*:</text:span></text:p>
                <text:list>
                  <text:list-item>
                    <text:p><text:span text:style-name="T1">Techniques and methods for modeling of 3D scene</text:span></text:p>
                    <text:list>
                      <text:list-item>
                        <text:p><text:span text:style-name="T1">Interaction with 3D scene elements is researched in human-computer interaction (HCI) field, closely related to computer graphics</text:span></text:p>
                      </text:list-item>
                    </text:list>
                  </text:list-item>
                  <text:list-item>
                    <text:p><text:span text:style-name="T1">Development of rendering algorithms for creating image out of a 3D scene</text:span></text:p>
                  </text:list-item>
                  <text:list-item>
                    <text:p><text:span text:style-name="T1">Storing and displaying image.</text:span></text:p>
                  </text:list-item>
                </text:list>
              </text:list-item>
            </text:list>
          </draw:text-box>
        </draw:frame>
        <draw:frame draw:style-name="gr2" draw:text-style-name="P10" draw:layer="layout" svg:width="27.432cm" svg:height="0.687cm" svg:x="0.254cm" svg:y="14.478cm">
          <draw:text-box>
            <text:p><text:span text:style-name="T10">* Computer graphics is closely related to other fields such as computer vision and image processing.</text:span></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4">Modeling</text:span><text:span text:style-name="T1"> – process in which 3D scene is defined</text:span></text:p>
                  </text:list-item>
                  <text:list-item>
                    <text:p><text:span text:style-name="T4">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text-style-name="P13" draw:layer="layout" svg:width="25.199cm" svg:height="12.19cm" svg:x="1.4cm" svg:y="0.628cm" presentation:class="subtitle" presentation:user-transformed="true">
          <draw:text-box>
            <text:p><text:span text:style-name="T1">3D Scene Modeling</text:span></text:p>
            <text:p><text:span text:style-name="T11">A start of image generation journey*</text:span></text:p>
          </draw:text-box>
        </draw:frame>
        <draw:frame draw:style-name="gr3" draw:text-style-name="P10" draw:layer="layout" svg:width="26.67cm" svg:height="1.123cm" svg:x="0.508cm" svg:y="14.225cm">
          <draw:text-box>
            <text:p><text:span text:style-name="T10">* As discussed, but to highlight again, 3D scene modeling and rendering in order to obtain an image is highly intertwined process. For learning purposes in production and as well as in research in development theses processes are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5" draw:layer="layout" svg:width="25.199cm" svg:height="3.863cm" svg:x="1.4cm" svg:y="0.011cm" presentation:class="title" presentation:user-transformed="true">
          <draw:text-box>
            <text:p text:style-name="P4"><text:span text:style-name="T1">3D scene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8"><text:span text:style-name="T1">The real world is made of wide range of phenomena and objects. For modeling of a 3D scene we simplify those. Therefore we describe </text:span><text:span text:style-name="T4">objects</text:span><text:span text:style-name="T1"> by </text:span><text:span text:style-name="T4">shape and appearance</text:span><text:span text:style-name="T1">. </text:span><text:span text:style-name="T1"><text:tab/></text:span></text:p>
              </text:list-item>
              <text:list-item>
                <text:p text:style-name="P8"><text:span text:style-name="T1">The reason why we see objects around us is due to light reflecting in our eyes. Therefore, for purposes of simulation, we can separate objects in those which generate light - </text:span><text:span text:style-name="T4">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4">camera </text:span><text:span text:style-name="T3">– which also defines from where image is taken.</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Pillars of 3D scen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objects</text:span></text:p>
              </text:list-item>
              <text:list-item>
                <text:p><text:span text:style-name="T1">Lights</text:span></text:p>
              </text:list-item>
              <text:list-item>
                <text:p><text:span text:style-name="T1">Cameras</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Objects in 3D scen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world objects exhibits wide range of </text:span><text:span text:style-name="T4">shapes</text:span><text:span text:style-name="T1"> and </text:span><text:span text:style-name="T4">appearances</text:span><text:span text:style-name="T1"> </text:span><text:span text:style-name="T2">&lt;IMAGES&gt;</text:span></text:p>
              </text:list-item>
              <text:list-item>
                <text:p><text:span text:style-name="T1">In graphics, we simplify, and categorize different objects </text:span><text:span text:style-name="T1">being </text:span><text:span text:style-name="T4">solid (volume)</text:span><text:span text:style-name="T1"> or </text:span><text:span text:style-name="T4">surface</text:span><text:span text:style-name="T1">. Volume objects are used </text:span><text:span text:style-name="T1">to represent interior since we can see through it (e.g., </text:span><text:span text:style-name="T1">water). For surface objects, we only care about exterior </text:span><text:span text:style-name="T1">(e.g., tree)*</text:span></text:p>
                <text:list>
                  <text:list-header>
                    <text:p><text:span text:style-name="T2">&lt;IMAGE: DIFFERENT OBJECTS AND REPRESENTATIONS&gt;</text:span></text:p>
                  </text:list-header>
                </text:list>
              </text:list-item>
            </text:list>
          </draw:text-box>
        </draw:frame>
        <draw:frame draw:style-name="gr4" draw:text-style-name="P10" draw:layer="layout" svg:width="26.924cm" svg:height="1.559cm" svg:x="0.762cm" svg:y="13.97cm">
          <draw:text-box>
            <text:p><text:span text:style-name="T10">*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10"><text:a xlink:href="https://www.autodesk.com/products/fusion-360/features#3d-modeling" xlink:type="simple">https://www.autodesk.com/products/fusion-360/features#3d-modeling</text:a></text:span><text:span text:style-name="T10"><text:s/>or </text:span><text:span text:style-name="T10"><text:a xlink:href="https://pixologic.com/" xlink:type="simple">https://pixologic.com/</text:a></text:span><text:span text:style-name="T10">. </text:span></text:p>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Concept of 3D sp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4">world.</text:span></text:p>
                <text:list>
                  <text:list-item>
                    <text:p><text:span text:style-name="T3">Coordinate system representation which we are using is </text:span><text:span text:style-name="T4">Cartesian coordinate system*.</text:span></text:p>
                  </text:list-item>
                </text:list>
              </text:list-item>
              <text:list-item>
                <text:p><text:span text:style-name="T3">All objects have a position in this world coordinate system. </text:span></text:p>
              </text:list-item>
            </text:list>
            <text:p><text:span text:style-name="T12">&lt;IMAGE: coordinate system as concept of space&gt;</text:span></text:p>
          </draw:text-box>
        </draw:frame>
        <draw:frame draw:style-name="gr2" draw:text-style-name="P10" draw:layer="layout" svg:width="26.924cm" svg:height="0.687cm" svg:x="0.508cm" svg:y="13.97cm">
          <draw:text-box>
            <text:p><text:span text:style-name="T10">*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Example of Shape represent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4">Point</text:span><text:span text:style-name="T1"> is defined as three floating point numbers for each of Cartesian coordinate system </text:span><text:span text:style-name="T4">(x,y,z)</text:span><text:span text:style-name="T1">. </text:span></text:p>
              </text:list-item>
              <text:list-item>
                <text:p><text:span text:style-name="T1">To define a surface, simplest way is to connect points to form a </text:span><text:span text:style-name="T4">polygon</text:span><text:span text:style-name="T1">. In computer graphics, for computation tractability, we often use co-planar – all points lying on the same plane - polygons and especially </text:span><text:span text:style-name="T4">triangles</text:span><text:span text:style-name="T1">.</text:span></text:p>
                <text:list>
                  <text:list-item>
                    <text:p><text:span text:style-name="T1">Triangle is almost widely used surface shape representation </text:span><text:span text:style-name="T4">primitive. </text:span><text:span text:style-name="T3">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4">triangulation</text:span><text:span text:style-name="T3">.</text:span></text:p>
                  </text:list-item>
                </text:list>
              </text:list-item>
              <text:list-item>
                <text:p><text:span text:style-name="T3">Triangle is basic building block for creating more complex shapes. And modeling is all about creating complex shapes using basic building blocks.</text:span></text:p>
              </text:list-item>
            </text:list>
            <text:p><text:span text:style-name="T13">&lt;IMAGE: POINTS, TRIANGLES, COMPLEX SHAPES&gt;</text:span></text:p>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Note: How are objects create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y hand</text:span></text:p>
                <text:list>
                  <text:list-item>
                    <text:p><text:span text:style-name="T1">Lot of mesh and curve modifiers as well as techniques and methods are developer for faster and easier design </text:span></text:p>
                  </text:list-item>
                </text:list>
              </text:list-item>
              <text:list-item>
                <text:p><text:span text:style-name="T1">From real world</text:span></text:p>
                <text:list>
                  <text:list-item>
                    <text:p><text:span text:style-name="T1">3D scanning can be used to “import” real object into digital world.</text:span></text:p>
                  </text:list-item>
                </text:list>
              </text:list-item>
              <text:list-item>
                <text:p><text:span text:style-name="T1">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p text:style-name="P15">Other shape representations</text:p>
          </draw:text-box>
        </draw:frame>
        <draw:frame presentation:style-name="pr4" draw:text-style-name="P16" draw:layer="layout" svg:width="25.199cm" svg:height="9.134cm" svg:x="1.4cm" svg:y="3.685cm" presentation:class="outline" presentation:user-transformed="true">
          <draw:text-box>
            <text:list text:style-name="L2">
              <text:list-item>
                <text:p text:style-name="P16">To represent different phenomena and for easier modeling, different shape representations exist.</text:p>
              </text:list-item>
              <text:list-item>
                <text:p text:style-name="P16"><text:span text:style-name="T14">TODO: images: short glimpse into different representation for phenomena</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14" draw:layer="layout" svg:width="25.199cm" svg:height="3.863cm" svg:x="1.4cm" svg:y="0.011cm" presentation:class="title" presentation:user-transformed="true">
          <draw:text-box>
            <text:p text:style-name="P4"><text:span text:style-name="T1">Different shape representations: a not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t representations for 3D models exists. Ones are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3" draw:text-style-name="P10" draw:layer="layout" svg:width="27.432cm" svg:height="1.123cm" svg:x="0.254cm" svg:y="14.478cm">
          <draw:text-box>
            <text:p><text:span text:style-name="T10">*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3D objects: appeara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discussed </text:span><text:span text:style-name="T4">shape</text:span><text:span text:style-name="T1"> representation of 3D object.</text:span></text:p>
              </text:list-item>
              <text:list-item>
                <text:p><text:span text:style-name="T1">Shape is important for determining how object will appear, but also its </text:span><text:span text:style-name="T4">appearance</text:span><text:span text:style-name="T1">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Light in 3D scene</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7"><text:span text:style-name="T1">As briefly mentioned, light enables us to see objects.</text:span></text:p>
              </text:list-item>
              <text:list-item>
                <text:p text:style-name="P17"><text:span text:style-name="T1">Some objects emit light – light sources.</text:span></text:p>
              </text:list-item>
              <text:list-item>
                <text:p text:style-name="P17"><text:span text:style-name="T1">Some objects reflect/refract light.</text:span></text:p>
              </text:list-item>
              <text:list-item>
                <text:p text:style-name="P17"><text:span text:style-name="T1">What we see is light falling falling in our eyes/camera.</text:span></text:p>
              </text:list-item>
              <text:list-item>
                <text:p text:style-name="P17"><text:span text:style-name="T1">TODO</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Camera in 3D scene</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7"><text:span text:style-name="T1">Camera defines point of view and it is used to simulate effects of real-world cameras.</text:span></text:p>
              </text:list-item>
              <text:list-item>
                <text:p text:style-name="P17"><text:span text:style-name="T1">Camera is a window to a 3D scene.</text:span></text:p>
              </text:list-item>
              <text:list-item>
                <text:p text:style-name="P17"><text:span text:style-name="T1">TODO</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Static and animated objec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2">TODO</text:span><text:span text:style-name="T1">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Interaction with 3D scene</text:span></text:p>
          </draw:text-box>
        </draw:frame>
        <draw:frame presentation:style-name="pr4" draw:text-style-name="P5"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Example of 3D scene model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2">Blender</text:span></text:p>
              </text:list-item>
              <text:list-item>
                <text:p><text:span text:style-name="T2">Maya</text:span></text:p>
              </text:list-item>
              <text:list-item>
                <text:p><text:span text:style-name="T2">Houdini</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3D scene: 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4">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4">rendering</text:span><text:span text:style-name="T1">.</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draw:frame presentation:style-name="pr1" draw:text-style-name="P13" draw:layer="layout" svg:width="25.199cm" svg:height="12.19cm" svg:x="1.4cm" svg:y="0.628cm" presentation:class="subtitle" presentation:user-transformed="true">
          <draw:text-box>
            <text:p><text:span text:style-name="T1">Rendering</text:span></text:p>
            <text:p><text:span text:style-name="T11">A process of generating image from a 3D scene</text:span></text:p>
          </draw:text-box>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text:span></text:p>
          </draw:text-box>
        </draw:frame>
        <draw:frame presentation:style-name="pr4" draw:text-style-name="P5" draw:layer="layout" svg:width="25.199cm" svg:height="3.173cm" svg:x="1.4cm" svg:y="3.685cm" presentation:class="outline" presentation:user-transformed="true">
          <draw:text-box>
            <text:list text:style-name="L2">
              <text:list-item>
                <text:p text:style-name="P17"><text:span text:style-name="T1">Rendering is general term for generating images from a 3D scene.</text:span></text:p>
              </text:list-item>
            </text:list>
          </draw:text-box>
        </draw:frame>
        <draw:frame draw:style-name="gr5" draw:text-style-name="P18" draw:layer="layout" svg:width="18.542cm" svg:height="1.038cm" svg:x="1.778cm" svg:y="8.128cm">
          <draw:text-box>
            <text:p><text:span text:style-name="T2">&lt;IMAGE: 3d SCENE → IMAGE&gt;</text:span></text:p>
          </draw:text-box>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endering: photo-realistic images</text:span></text:p>
          </draw:text-box>
        </draw:frame>
        <draw:frame presentation:style-name="pr6" draw:text-style-name="P20" draw:layer="layout" svg:width="25.199cm" svg:height="4.443cm" svg:x="1.4cm" svg:y="3.685cm" presentation:class="outline" presentation:user-transformed="true">
          <draw:text-box>
            <text:list text:style-name="L2">
              <text:list-item>
                <text:p text:style-name="P19"><text:span text:style-name="T1">Often, goal is to create </text:span><text:span text:style-name="T4">photo-realistic</text:span><text:span text:style-name="T1"> images – images that look like a photograph* of a real world. This is one spectrum</text:span></text:p>
              </text:list-item>
            </text:list>
          </draw:text-box>
        </draw:frame>
        <draw:frame draw:style-name="gr6" draw:text-style-name="P10" draw:layer="layout" svg:width="26.924cm" svg:height="1.269cm" svg:x="0.508cm" svg:y="14.563cm">
          <draw:text-box>
            <text:p><text:span text:style-name="T10">*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draw:text-box>
        </draw:frame>
        <draw:frame draw:style-name="gr5" draw:text-style-name="P18" draw:layer="layout" svg:width="17.526cm" svg:height="1.038cm" svg:x="1.524cm" svg:y="9.144cm">
          <draw:text-box>
            <text:p><text:span text:style-name="T2">&lt;IMAGE: PHOTOREAL IMAGES&gt;</text:span></text:p>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4"><text:span text:style-name="T1">Rendering: non-photorealistic images</text:span></text:p>
          </draw:text-box>
        </draw:frame>
        <draw:frame presentation:style-name="pr4" draw:text-style-name="P17" draw:layer="layout" svg:width="25.199cm" svg:height="9.134cm" svg:x="1.4cm" svg:y="3.685cm" presentation:class="outline">
          <draw:text-box>
            <text:list text:style-name="L2">
              <text:list-item>
                <text:p text:style-name="P19"><text:span text:style-name="T15">On the other hand, creating </text:span><text:span text:style-name="T16">non-photo-realistic</text:span><text:span text:style-name="T15"> (NPR) </text:span><text:span text:style-name="T1">images* – images that contain wide range of expressive styles, is also often desired. </text:span></text:p>
              </text:list-item>
            </text:list>
          </draw:text-box>
        </draw:frame>
        <draw:frame draw:style-name="gr3" draw:text-style-name="P10" draw:layer="layout" svg:width="26.924cm" svg:height="1.123cm" svg:x="0.508cm" svg:y="14.478cm">
          <draw:text-box>
            <text:p><text:span text:style-name="T10">* Specific look of NPR images often comes from exaggerating some characteristics of 3D scene or rendering algorithm. Therefore, it is better to start with photo-realistic rendering and then altering this method to obtain required style in NPR. </text:span></text:p>
          </draw:text-box>
        </draw:frame>
        <draw:frame draw:style-name="gr5" draw:text-style-name="P18" draw:layer="layout" svg:width="17.526cm" svg:height="1.038cm" svg:x="1.524cm" svg:y="9.144cm">
          <draw:text-box>
            <text:p><text:span text:style-name="T2">&lt;IMAGE: npr IMAGES&gt;</text:span></text:p>
          </draw:text-box>
        </draw:frame>
        <presentation:notes draw:style-name="dp2">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17" draw:layer="layout" svg:width="25.199cm" svg:height="2.629cm" svg:x="1.4cm" svg:y="0.628cm" presentation:class="title" presentation:placeholder="true">
          <draw:text-box/>
        </draw:frame>
        <draw:frame presentation:style-name="pr4" draw:text-style-name="P17" draw:layer="layout" svg:width="25.199cm" svg:height="9.134cm" svg:x="1.4cm" svg:y="3.685cm" presentation:class="outline" presentation:user-transformed="true">
          <draw:text-box>
            <text:list text:style-name="L2">
              <text:list-item>
                <text:p text:style-name="P19"><text:span text:style-name="T1">In both cases, image is generated using certain rendering method - a simulation of appearance of objects*.</text:span></text:p>
              </text:list-item>
              <text:list-item>
                <text:p text:style-name="P19"><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7" draw:text-style-name="P10" draw:layer="layout" svg:width="26.924cm" svg:height="2.757cm" svg:x="0.508cm" svg:y="13.716cm">
          <draw:text-box>
            <text:p><text:span text:style-name="T10">* Note that the realism/style of image, next to rendering, also depends on the way how 3D scene is simulated as well as its complexity. This is another example showing how rendering and modeling of 3D scene are intertwined processes.</text:span></text:p>
            <text:p><text:span text:style-name="T10">** We will mostly focus on methods needed for photo-realistic image synthesis since different phenomena are modeled for these techniques. <text:s/>Also, understanding photo-realistic rendering makes non-photo realistic rendering easier to grasp. </text:span></text:p>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simulating visual syste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4">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2">&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17">wireframe</text:span> rendering.</text:p>
                  </text:list-item>
                </text:list>
              </text:list-item>
              <text:list-item>
                <text:p><text:span text:style-name="T1">This example brings the key idea used in every rendering algorithm – </text:span><text:span text:style-name="T4">perspective projection</text:span><text:span text:style-name="T1">.</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a visibility proble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4">visibility problem*</text:span></text:p>
              </text:list-item>
              <text:list-item>
                <text:p><text:span text:style-name="T3">Visibility problem is used for both determining what is visible from camera and which surfaces are visible to each other in 3D scene (this will be clear later). </text:span></text:p>
              </text:list-item>
              <text:list-item>
                <text:p><text:span text:style-name="T3">Solution to visibility problem in computer graphics can be solved using two main methods:</text:span></text:p>
                <text:list>
                  <text:list-item>
                    <text:p><text:span text:style-name="T4">Rasterization*</text:span></text:p>
                  </text:list-item>
                  <text:list-item>
                    <text:p><text:span text:style-name="T4">Ray-tracing</text:span></text:p>
                  </text:list-item>
                </text:list>
              </text:list-item>
            </text:list>
          </draw:text-box>
        </draw:frame>
        <draw:frame draw:style-name="gr3" draw:text-style-name="P10" draw:layer="layout" svg:width="27.178cm" svg:height="1.123cm" svg:x="0.762cm" svg:y="14.67cm">
          <draw:text-box>
            <text:p><text:span text:style-name="T10">* Also known as: hidden surface elimination, hidden surface determination, hidden surface removal, occlusion culling and visible surface determination</text:span></text:p>
            <text:p><text:span text:style-name="T10">*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appearance calc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ce visibility problem for camera view is solved (which inherently takes in account perspective projection giving us information of size of the objects) – once we determine which shapes we see and how large, we would like to calculate their appearance.</text:span></text:p>
                <text:list>
                  <text:list-item>
                    <text:p><text:span text:style-name="T1">Note that for solving the visibility we need shape information of the objects.</text:span></text:p>
                  </text:list-item>
                </text:list>
              </text:list-item>
              <text:list-item>
                <text:p><text:span text:style-name="T1">Appearance determines the look of objects in terms of color, texture and brightness. </text:span></text:p>
                <text:p><text:span text:style-name="T2">&lt;EXAMPLE: light traveling from light source, falling on surface, interacting with material, reflecting into eye&gt;</text:span></text:p>
              </text:list-item>
              <text:list-item>
                <text:p><text:span text:style-name="T1">Appearance is determined with light falling on the object surface and interacting with surface material. What we see is the result of this interaction. Therefore, we can divide appearance computation in:</text:span></text:p>
                <text:list>
                  <text:list-item>
                    <text:p><text:span text:style-name="T1">Light interaction with surface - </text:span><text:span text:style-name="T4">shading</text:span></text:p>
                  </text:list-item>
                  <text:list-item>
                    <text:p><text:span text:style-name="T1">Gathering light onto surface – </text:span><text:span text:style-name="T4">light transport</text:span></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4">normal</text:span><text:span text:style-name="T1"> vector.</text:span></text:p>
                  </text:list-item>
                  <text:list-item>
                    <text:p><text:span text:style-name="T4">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4">shader</text:span><text:span text:style-name="T1">.</text:span></text:p>
              </text:list-item>
              <text:list-item>
                <text:p><text:span text:style-name="T1">NOTE: Real-world light-matter interaction is complex topic. It has been researched on different scales. We mostly work with geometrical optics and further simplify those methods to generated desired tradeoff between quality of image and rendering speed.</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7"><text:span text:style-name="T1">Crucial information for surface appearance calculation (shading) is information about light falling on it.</text:span></text:p>
              </text:list-item>
              <text:list-item>
                <text:p text:style-name="P17"><text:span text:style-name="T1">Light is emitted from light sources, reflects from objects and eventually might fall into camera.</text:span></text:p>
                <text:list>
                  <text:list-item>
                    <text:p text:style-name="P17"><text:span text:style-name="T1">In rendering, it is extremely expensive to calculate complete light behavior in whole scene. Thus, we are only interested in light which is falling on objects visible from current viewpoint. </text:span></text:p>
                  </text:list-item>
                </text:list>
              </text:list-item>
              <text:list-item>
                <text:p text:style-name="P17"><text:span text:style-name="T1">Object surface which is visible from camera might receive light from any light source or surface which is facing.</text:span></text:p>
                <text:list>
                  <text:list-item>
                    <text:p text:style-name="P17"><text:span text:style-name="T1">Calculating this amount of light is called </text:span><text:span text:style-name="T4">light transport</text:span><text:span text:style-name="T1">.</text:span></text:p>
                  </text:list-item>
                </text:list>
              </text:list-item>
              <text:list-item>
                <text:p text:style-name="P17"><text:span text:style-name="T1">Note that amount of light which actually falls into camera is extremely small. Thus rendering employs light transport only for visible surfaces starting from the camera and only for relevant light paths.</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exampl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time</text:span></text:p>
                <text:list>
                  <text:list-item>
                    <text:p><text:span text:style-name="T1">rasterizer-based</text:span></text:p>
                  </text:list-item>
                </text:list>
              </text:list-item>
              <text:list-item>
                <text:p><text:span text:style-name="T1">Offline</text:span></text:p>
                <text:list>
                  <text:list-item>
                    <text:p><text:span text:style-name="T1">Ray-tracing based</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Rendering: 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can be separated in two main steps:</text:span></text:p>
                <text:list>
                  <text:list-item>
                    <text:p><text:span text:style-name="T1">Solving </text:span><text:span text:style-name="T4">visibility problem</text:span><text:span text:style-name="T1">: what is visible from camera point of view with inherent </text:span><text:span text:style-name="T4">perspective projection</text:span></text:p>
                  </text:list-item>
                  <text:list-item>
                    <text:p><text:span text:style-name="T4">Shading</text:span><text:span text:style-name="T1">: calculating appearance of visible objects using light-matter interaction information and light falling on the object calculated using </text:span><text:span text:style-name="T4">light-transport</text:span><text:span text:style-name="T1">.</text:span></text:p>
                    <text:list>
                      <text:list-item>
                        <text:p><text:span text:style-name="T1">Note again that visibility is general term and it is also used during light transport computation.</text:span></text:p>
                      </text:list-item>
                    </text:list>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draw:frame presentation:style-name="pr1" draw:text-style-name="P13" draw:layer="layout" svg:width="25.199cm" svg:height="12.19cm" svg:x="1.4cm" svg:y="0.628cm" presentation:class="subtitle" presentation:user-transformed="true">
          <draw:text-box>
            <text:p><text:span text:style-name="T1">Image</text:span></text:p>
            <text:p><text:span text:style-name="T11">A result of 3D scene rendering</text:span></text:p>
          </draw:text-box>
        </draw:frame>
        <presentation:notes draw:style-name="dp2">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4"><text:span text:style-name="T1">Imag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rray of pixels</text:span></text:p>
              </text:list-item>
              <text:list-item>
                <text:p><text:span text:style-name="T1">Display device</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7"><text:span text:style-name="T1">What have we learned?</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2">Back to the starting image.</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2-05T19:55:19.791328827</dc:date>
    <meta:editing-duration>PT6H6M41S</meta:editing-duration>
    <meta:editing-cycles>168</meta:editing-cycles>
    <meta:generator>LibreOffice/6.4.7.2$Linux_X86_64 LibreOffice_project/40$Build-2</meta:generator>
    <meta:document-statistic meta:object-count="182"/>
  </office:meta>
</office:document-meta>
</file>